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400" table:style-name="ce1">
            <text:p>1400</text:p>
          </table:table-cell>
          <table:table-cell table:number-columns-repeated="2" table:style-name="ce1"/>
          <table:table-cell office:value-type="float" office:value="1400" table:formula="of:=[.E2]" table:style-name="ce1">
            <text:p>14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table:number-columns-repeated="3" table:style-name="ce1"/>
          <table:table-cell office:value-type="float" office:value="0" table:formula="of:=[.E4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100" table:style-name="ce1">
            <text:p>1100</text:p>
          </table:table-cell>
          <table:table-cell table:number-columns-repeated="2" table:style-name="ce1"/>
          <table:table-cell office:value-type="float" office:value="1100" table:formula="of:=[.E5]" table:style-name="ce1">
            <text:p>1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table:number-columns-repeated="3" table:style-name="ce1"/>
          <table:table-cell office:value-type="float" office:value="0" table:formula="of:=[.E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9]" table:style-name="ce1">
            <text:p>9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3" table:style-name="ce1"/>
          <table:table-cell office:value-type="float" office:value="0" table:formula="of:=[.E1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8" table:formula="of:=[.E11]*0.4" table:style-name="ce1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12]" table:style-name="ce1">
            <text:p>1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90" table:style-name="ce1">
            <text:p>190</text:p>
          </table:table-cell>
          <table:table-cell table:number-columns-repeated="2" table:style-name="ce1"/>
          <table:table-cell office:value-type="float" office:value="190" table:formula="of:=[.E14]" table:style-name="ce1">
            <text:p>19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300" table:formula="of:=[.E21]" table:style-name="ce1">
            <text:p>3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30" table:style-name="ce1">
            <text:p>330</text:p>
          </table:table-cell>
          <table:table-cell table:number-columns-repeated="2" table:style-name="ce1"/>
          <table:table-cell office:value-type="float" office:value="330" table:formula="of:=[.E22]" table:style-name="ce1">
            <text:p>33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250" table:formula="of:=[.E23]" table:style-name="ce1">
            <text:p>25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.E24]" table:style-name="ce1">
            <text:p>7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25]" table:style-name="ce1">
            <text:p>9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230" table:style-name="ce1">
            <text:p>230</text:p>
          </table:table-cell>
          <table:table-cell table:number-columns-repeated="2" table:style-name="ce1"/>
          <table:table-cell office:value-type="float" office:value="230" table:formula="of:=[.E26]" table:style-name="ce1">
            <text:p>23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27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3" table:style-name="ce1"/>
          <table:table-cell office:value-type="float" office:value="0" table:formula="of:=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number-columns-repeated="3" table:style-name="ce1"/>
          <table:table-cell office:value-type="float" office:value="0" table:formula="of:=[.E3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33]" table:style-name="ce1">
            <text:p>2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34]" table:style-name="ce1">
            <text:p>3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3" table:style-name="ce1"/>
          <table:table-cell office:value-type="float" office:value="0" table:formula="of:=[.E3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3" table:style-name="ce1"/>
          <table:table-cell office:value-type="float" office:value="0" table:formula="of:=[.E36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37]" table:style-name="ce1">
            <text:p>1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300" table:formula="of:=[.E38]" table:style-name="ce1">
            <text:p>3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41]" table:style-name="ce1">
            <text:p>9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43]" table:style-name="ce1">
            <text:p>3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200" table:style-name="ce1">
            <text:p>1200</text:p>
          </table:table-cell>
          <table:table-cell table:number-columns-repeated="2" table:style-name="ce1"/>
          <table:table-cell office:value-type="float" office:value="1200" table:formula="of:=[.E44]" table:style-name="ce1">
            <text:p>12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10" table:formula="of:=[.E45]" table:style-name="ce1">
            <text:p>11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48]" table:style-name="ce1">
            <text:p>5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1" table:formula="of:=[.E50]" table:style-name="ce1">
            <text:p>21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6271" table:formula="of:=SUM([.E2:.E54])" table:style-name="ce20">
            <text:p>6271</text:p>
          </table:table-cell>
          <table:table-cell table:number-columns-repeated="2" table:style-name="ce1"/>
          <table:table-cell office:value-type="float" office:value="6259" table:formula="of:=SUM([.H2:.H54])" table:style-name="ce20">
            <text:p>6259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7-22T09:24:57Z</dc:date>
    <meta:print-date>2025-07-12T11:57:59Z</meta:print-date>
    <meta:editing-cycles>175</meta:editing-cycles>
    <meta:editing-duration>PT282284S</meta:editing-duration>
  </office:meta>
</office:document-meta>
</file>